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0.7453in"/>
    </style:style>
    <style:style style:name="co7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KS_2.2.10_XWiki_4.1.3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6" table:default-cell-style-name="Default"/>
        <table:table-column table:style-name="co7" table:number-columns-repeated="11" table:default-cell-style-name="Default"/>
        <table:table-column table:style-name="co5" table:number-columns-repeated="47" table:default-cell-style-name="ce16"/>
        <table:table-row table:style-name="ro1">
          <table:table-cell table:number-columns-repeated="2"/>
          <table:table-cell table:style-name="ce9" office:value-type="string">
            <text:p>Total High</text:p>
          </table:table-cell>
          <table:table-cell table:formula="of:=SUMIF([.C5:.C100];&quot;High&quot;;[.D5:.D100])" office:value-type="float" office:value="360">
            <text:p>360</text:p>
          </table:table-cell>
          <table:table-cell table:formula="of:=SUMPRODUCT(([.C5:.C100]=&quot;High&quot;)*([.E5:.E100]=&quot;x&quot;)*[.D5:.D100])" office:value-type="float" office:value="21">
            <text:p>21</text:p>
          </table:table-cell>
          <table:table-cell table:formula="of:=SUMPRODUCT(([.C5:.C100]=&quot;High&quot;)*([.F5:.F100]=&quot;x&quot;)*[.D5:.D100])" office:value-type="float" office:value="94">
            <text:p>94</text:p>
          </table:table-cell>
          <table:table-cell table:number-columns-repeated="9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5" office:value-type="string">
            <text:p>Total Medium</text:p>
          </table:table-cell>
          <table:table-cell table:formula="of:=SUMIF([.C5:.C100];&quot;Medium&quot;;[.D5:.D100])" office:value-type="float" office:value="103">
            <text:p>103</text:p>
          </table:table-cell>
          <table:table-cell table:formula="of:=SUMPRODUCT(([.C5:.C100]=&quot;Medium&quot;)*([.E5:.E100]=&quot;x&quot;)*[.D5:.D100])" office:value-type="float" office:value="70">
            <text:p>70</text:p>
          </table:table-cell>
          <table:table-cell table:formula="of:=SUMPRODUCT(([.C5:.C100]=&quot;Medium&quot;)*([.F5:.F100]=&quot;x&quot;)*[.D5:.D100])" office:value-type="float" office:value="18">
            <text:p>18</text:p>
          </table:table-cell>
          <table:table-cell table:number-columns-repeated="9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13" office:value-type="string">
            <text:p>Total Low</text:p>
          </table:table-cell>
          <table:table-cell table:formula="of:=SUMIF([.C5:.C100];&quot;Low&quot;;[.D5:.D100])" office:value-type="float" office:value="0">
            <text:p>0</text:p>
          </table:table-cell>
          <table:table-cell table:formula="of:=SUMPRODUCT(([.C5:.C100]=&quot;Low&quot;)*([.E5:.E100]=&quot;x&quot;)*[.D5:.D100])" office:value-type="float" office:value="0">
            <text:p>0</text:p>
          </table:table-cell>
          <table:table-cell table:formula="of:=SUMPRODUCT(([.C5:.C100]=&quot;Low&quot;)*([.F5:.F100]=&quot;x&quot;)*[.D5:.D100])" office:value-type="float" office:value="0">
            <text:p>0</text:p>
          </table:table-cell>
          <table:table-cell table:number-columns-repeated="9"/>
          <table:table-cell table:style-name="ce25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Path</text:p>
          </table:table-cell>
          <table:table-cell table:style-name="ce24" table:number-columns-repeated="6"/>
          <table:table-cell table:style-name="ce25" table:number-columns-repeated="49"/>
        </table:table-row>
        <table:table-row table:style-name="ro1">
          <table:table-cell table:style-name="ce16" office:value-type="string">
            <text:p>FNC_KS_WIKI_ACTION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41">
            <text:p>4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Action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ACTION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Action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ACTION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Action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ACTION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x</text:p>
          </table:table-cell>
          <table:table-cell office:value-type="string">
            <text:p>KS\Wiki\Action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ACTION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Action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ACTION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Action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ACTION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Action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ACTION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Action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ACTION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Action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ACTION_04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x</text:p>
          </table:table-cell>
          <table:table-cell office:value-type="string">
            <text:p>KS\Wiki\Action\Mov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ACTION_04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Action\Mov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ACTION_04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Action\Mov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ACTION_05</text:p>
          </table:table-cell>
          <table:table-cell table:style-name="ce16" office:value-type="string">
            <text:p>FuncTest - Intergration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Action\Intergration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ACTION_05</text:p>
          </table:table-cell>
          <table:table-cell table:style-name="ce16" office:value-type="string">
            <text:p>FuncTest - Intergr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Action\Intergration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ACTION_05</text:p>
          </table:table-cell>
          <table:table-cell table:style-name="ce16" office:value-type="string">
            <text:p>FuncTest - Interg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Action\Intergration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KS\Wiki\Attachment\Ad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Attachment\Ad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Attachment\Ad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KS\Wiki\Attachment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Attachment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Attachment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KS\Wiki\Info\Related_P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Info\Related_P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Info\Related_P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Macro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Medium</text:p>
          </table:table-cell>
          <table:table-cell table:style-name="ce17" office:value-type="float" office:value="66">
            <text:p>66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Macro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Macro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Macro\Other_Chec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string">
            <text:p>KS\Wiki\Macro\Other_Chec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Macro\Other_Chec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KS\Wiki\Page_Permission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Page_Permission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Page_Permission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KS\Wiki\Page_Permission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Page_Permission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Page_Permission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KS\Wiki\Page_Permission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Page_Permission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Page_Permission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KS\Wiki\Page_Permission\Oth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Page_Permission\Oth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Page_Permission\Oth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High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KS\Wiki\Search\Quick_Sear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Search\Quick_Sear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Search\Quick_Search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KS\Wiki\Search\Advanced_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Search\Advanced_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Search\Advanced_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37">
            <text:p>37</text:p>
          </table:table-cell>
          <table:table-cell table:style-name="ce16" table:number-columns-repeated="2"/>
          <table:table-cell table:style-name="ce16" office:value-type="string">
            <text:p>KS\Wiki\Space_Permission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Space_Permission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Space_Permission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KS\Wiki\Space_Permission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Space_Permission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Space_Permission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KS\Wiki\Space_Permission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Space_Permission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Space_Permission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KS\Wiki\Space_Permission\Oth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Space_Permission\Oth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Space_Permission\Oth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24">
            <text:p>24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Template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KS\Wiki\Template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Template\Add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string">
            <text:p>KS\Wiki\Template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Template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Template\Edi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Template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Template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Template\Delet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office:value-type="string">
            <text:p>x</text:p>
          </table:table-cell>
          <table:table-cell/>
          <table:table-cell office:value-type="string">
            <text:p>KS\Wiki\Template\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Template\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Template\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Template\Other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Template\Other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Template\Other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Info\Unwatch_P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KS\Wiki\Info\Unwatch_P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Info\Unwatch_P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High</text:p>
          </table:table-cell>
          <table:table-cell table:style-name="ce17" office:value-type="float" office:value="22">
            <text:p>22</text:p>
          </table:table-cell>
          <table:table-cell table:style-name="ce16" table:number-columns-repeated="2"/>
          <table:table-cell table:style-name="ce16" office:value-type="string">
            <text:p>KS\Wiki\Version\ View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Version\ View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Version\ View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KS\Wiki\Version\Compa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Version\Compa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Version\Compa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KS\Wiki\Version\Restor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Version\Restor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Version\Restor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KS\Wiki\Version\View Lin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Version\View Lin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Version\View Link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KS\Wiki\Version\View Chang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Version\View Chang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KS\Wiki\Version\View Change</text:p>
          </table:table-cell>
          <table:table-cell table:style-name="ce16" table:number-columns-repeated="8"/>
          <table:table-cell table:number-columns-repeated="47"/>
        </table:table-row>
        <table:table-row table:style-name="ro1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Info\Watch_P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KS\Wiki\Info\Watch_P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KS\Wiki\Info\Watch_Page</text:p>
          </table:table-cell>
          <table:table-cell table:number-columns-repeated="8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9/07/2012</text:date>, <text:time>14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07T14:13:13</dc:date>
    <dc:creator>exoplatform </dc:creator>
    <meta:editing-duration>PT2H21M29S</meta:editing-duration>
    <meta:editing-cycles>20</meta:editing-cycles>
    <meta:generator>LibreOffice/3.3$Linux LibreOffice_project/330m19$Build-301</meta:generator>
    <meta:document-statistic meta:table-count="2" meta:cell-count="513" meta:object-count="0"/>
    <meta:user-defined meta:name="Info 1"/>
    <meta:user-defined meta:name="Info 2"/>
    <meta:user-defined meta:name="Info 3"/>
    <meta:user-defined meta:name="Info 4"/>
  </office:meta>
</office:document-meta>
</file>